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9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Timestamp (sek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data.bit-bots.de/ROSbags/robocup_2023/ID_rory_2023-07-06T13%3A03%3A01/ID_rory_2023-07-06T13%3A03%3A01_0.mcap</text:p>
          </table:table-cell>
          <table:table-cell office:value-type="float" office:value="1688641549.824" calcext:value-type="float">
            <text:p>1688641549.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data.bit-bots.de/ROSbags/robocup_2023/ID_rory_2023-07-06T13%3A06%3A30/ID_rory_2023-07-06T13%3A06%3A30_0.mcap</text:p>
          </table:table-cell>
          <table:table-cell office:value-type="float" office:value="1688641635.81382" calcext:value-type="float">
            <text:p>1688641635.81382</text:p>
          </table:table-cell>
          <table:table-cell office:value-type="float" office:value="1688641750.69023" calcext:value-type="float">
            <text:p>1688641750.69023</text:p>
          </table:table-cell>
          <table:table-cell table:style-name="ce1" office:value-type="float" office:value="1688641844.7184" calcext:value-type="float">
            <text:p>1688641844.7184</text:p>
          </table:table-cell>
          <table:table-cell table:style-name="ce1" office:value-type="float" office:value="1688641883.11249" calcext:value-type="float">
            <text:p>1688641883.11249</text:p>
          </table:table-cell>
        </table:table-row>
        <table:table-row table:style-name="ro1">
          <table:table-cell office:value-type="string" calcext:value-type="string">
            <text:p>https://data.bit-bots.de/ROSbags/robocup_2023/ID_rory_2023-07-06T13%3A34%3A26/ID_rory_2023-07-06T13%3A34%3A26_0.mcap</text:p>
          </table:table-cell>
          <table:table-cell office:value-type="float" office:value="1688643511.81068" calcext:value-type="float">
            <text:p>1688643511.810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data.bit-bots.de/ROSbags/robocup_2023/ID_rory_2023-07-07T13%3A49%3A01/ID_rory_2023-07-07T13%3A49%3A01_0.mcap</text:p>
          </table:table-cell>
          <table:table-cell office:value-type="float" office:value="1688730569.53859" calcext:value-type="float">
            <text:p>1688730569.53859</text:p>
          </table:table-cell>
          <table:table-cell office:value-type="float" office:value="1688730671.13178" calcext:value-type="float">
            <text:p>1688730671.13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data.bit-bots.de/ROSbags/robocup_2023/ID_rory_2023-07-07T13%3A55%3A32/ID_rory_2023-07-07T13%3A55%3A32_0.mcap</text:p>
          </table:table-cell>
          <table:table-cell table:style-name="ce1" office:value-type="float" office:value="1688731680.88802" calcext:value-type="float">
            <text:p>1688731680.888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data.bit-bots.de/ROSbags/robocup_2023/ID_rory_2023-07-07T16%3A20%3A12/ID_rory_2023-07-07T16%3A20%3A12_0.mcap</text:p>
          </table:table-cell>
          <table:table-cell table:style-name="ce1" office:value-type="float" office:value="1688739636.39853" calcext:value-type="float">
            <text:p>1688739636.39853</text:p>
          </table:table-cell>
          <table:table-cell office:value-type="float" office:value="1688739677.85976" calcext:value-type="float">
            <text:p>1688739677.85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data.bit-bots.de/ROSbags/robocup_2023/ID_rory_2023-07-08T12%3A58%3A47/ID_rory_2023-07-08T12%3A58%3A47_0.mcap</text:p>
          </table:table-cell>
          <table:table-cell office:value-type="float" office:value="1688814090.74767" calcext:value-type="float">
            <text:p>1688814090.7476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22:25:50.276139882</meta:creation-date>
    <dc:date>2024-10-18T00:55:42.010971554</dc:date>
    <meta:editing-duration>PT1H23M43S</meta:editing-duration>
    <meta:editing-cycles>2</meta:editing-cycles>
    <meta:generator>LibreOffice/24.8.2.1$Linux_X86_64 LibreOffice_project/480$Build-1</meta:generator>
    <meta:document-statistic meta:table-count="1" meta:cell-count="21" meta:object-count="0"/>
  </office:meta>
</office:document-meta>
</file>